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8000002AA9EA5E7A996131849.png" manifest:media-type="image/png"/>
  <manifest:file-entry manifest:full-path="Pictures/1000020100000390000002FE17A0D9EEBC1EB0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0.334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工具展示</text:span></text:p>
          </draw:text-box>
        </draw:frame>
        <draw:frame draw:style-name="gr2" draw:text-style-name="P4" draw:layer="layout" svg:width="17.603cm" svg:height="16.015cm" svg:x="2.066cm" svg:y="12.557cm">
          <draw:text-box>
            <text:p><text:span text:style-name="T2">1 <text:s text:c="2"/>UI</text:span><text:span text:style-name="T2">設計；</text:span></text:p>
            <text:p><text:span text:style-name="T2">2 <text:s text:c="2"/>gpx</text:span><text:span text:style-name="T2">數據導入；</text:span></text:p>
            <text:p text:style-name="P3"><text:span text:style-name="T2">3 <text:s/></text:span><text:span text:style-name="T2">數據庫管理；</text:span></text:p>
            <text:p><text:span text:style-name="T2"/></text:p>
          </draw:text-box>
        </draw:frame>
      </draw:page>
      <draw:page draw:name="page2" draw:style-name="dp1" draw:master-page-name="Default">
        <draw:frame draw:style-name="gr3" draw:text-style-name="P6" draw:layer="layout" svg:width="15.113cm" svg:height="4.191cm" svg:x="2.397cm" svg:y="3.032cm">
          <draw:text-box>
            <text:p text:style-name="P5"><text:span text:style-name="T2">UI</text:span><text:span text:style-name="T2">設計</text:span></text:p>
          </draw:text-box>
        </draw:frame>
        <draw:frame draw:style-name="gr4" draw:text-style-name="P7" draw:layer="layout" svg:width="16.256cm" svg:height="21.379cm" svg:x="1.889cm" svg:y="8.366cm">
          <draw:text-box>
            <text:p><text:span text:style-name="T3">1 </text:span><text:span text:style-name="T3">導入數據頁面：</text:span></text:p>
            <text:p><text:span text:style-name="T3">功能設計：</text:span></text:p>
            <text:p><text:span text:style-name="T3">s1</text:span><text:span text:style-name="T3">：點擊按鈕後，導入指定文件夾下面的所有文件；</text:span></text:p>
            <text:p><text:span text:style-name="T3">s2</text:span><text:span text:style-name="T3">：文件解析完成之後，會顯示在</text:span><text:span text:style-name="T3">list</text:span><text:span text:style-name="T3">中；</text:span></text:p>
            <text:p><text:span text:style-name="T3">s3</text:span><text:span text:style-name="T3">：點擊</text:span><text:span text:style-name="T3">list</text:span><text:span text:style-name="T3">中的</text:span><text:span text:style-name="T3">titile</text:span><text:span text:style-name="T3">，會在右側地圖中繪製路徑；</text:span></text:p>
            <text:p><text:span text:style-name="T3"/></text:p>
            <text:p><text:span text:style-name="T3">討論：多個路徑一起演示，還是單個就好？</text:span></text:p>
            <text:p><text:span text:style-name="T3"/></text:p>
            <text:p><text:span text:style-name="T3">2 </text:span><text:span text:style-name="T4">數據庫管理頁面；</text:span></text:p>
            <text:p><text:span text:style-name="T4">功能設計：</text:span></text:p>
            <text:p><text:span text:style-name="T4">s1</text:span><text:span text:style-name="T4">：選擇數據庫之後，點擊連接；</text:span></text:p>
            <text:p><text:span text:style-name="T4">插入：選取左側</text:span><text:span text:style-name="T4">nfzTitle</text:span><text:span text:style-name="T4">，選取右側</text:span><text:span text:style-name="T4">nfzType</text:span><text:span text:style-name="T4">；</text:span></text:p>
            <text:p><text:span text:style-name="T4">其他類似；</text:span></text:p>
            <text:p><text:span text:style-name="T3"/></text:p>
          </draw:text-box>
        </draw:frame>
      </draw:page>
      <draw:page draw:name="page3" draw:style-name="dp1" draw:master-page-name="Default">
        <draw:frame draw:style-name="gr5" draw:text-style-name="P8" draw:layer="layout" svg:width="15.113cm" svg:height="4.191cm" svg:x="2.524cm" svg:y="3.159cm">
          <draw:text-box>
            <text:p text:style-name="P5"><text:span text:style-name="T2">gpx</text:span><text:span text:style-name="T2">數據導入</text:span></text:p>
          </draw:text-box>
        </draw:frame>
        <draw:frame draw:style-name="gr6" draw:text-style-name="P1" draw:layer="layout" svg:width="18.999cm" svg:height="15.957cm" svg:x="1cm" svg:y="8.284cm">
          <draw:image xlink:href="Pictures/1000020100000390000002FE17A0D9EEBC1EB002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7" draw:text-style-name="P8" draw:layer="layout" svg:width="15.113cm" svg:height="4.191cm" svg:x="2.524cm" svg:y="3.159cm">
          <draw:text-box>
            <text:p text:style-name="P5"><text:span text:style-name="T2">數據庫管理</text:span></text:p>
          </draw:text-box>
        </draw:frame>
        <draw:frame draw:style-name="gr6" draw:text-style-name="P1" draw:layer="layout" svg:width="18.999cm" svg:height="12.177cm" svg:x="1.178cm" svg:y="7.731cm">
          <draw:image xlink:href="Pictures/1000020100000428000002AA9EA5E7A99613184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5-12T10:58:24.191855321</dc:date>
    <meta:editing-duration>P4DT11H56M44S</meta:editing-duration>
    <meta:editing-cycles>15</meta:editing-cycles>
    <meta:generator>LibreOffice/6.4.7.2$Linux_X86_64 LibreOffice_project/40$Build-2</meta:generator>
    <meta:document-statistic meta:object-count="8"/>
  </office:meta>
</office:document-meta>
</file>